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47976234408717057" text:style-name="Outline">
        <text:list-item>
          <text:p text:style-name="P1">How GroupBuild Should Be Legally Set Up</text:p>
        </text:list-item>
      </text:list>
      <text:p text:style-name="Standard"/>
      <text:p text:style-name="Standard">Since GroupBuild works with volunteers across borders and may eventually accept funding, we need a legal structure that can handle key challenges such as international coordination, pseudonymous participation, mission protection, and secure financial operations. </text:p>
      <text:p text:style-name="Standard">This explanation breaks it the suggested set-up into into simple terms.</text:p>
      <text:list xml:id="list39763237" text:continue-numbering="true" text:style-name="Outline">
        <text:list-item>
          <text:list>
            <text:list-item>
              <text:h text:style-name="Heading_20_2" text:outline-level="2">1. Start with a Canadian SPC: GroupBuild Inc. – is that what it would be called?</text:h>
            </text:list-item>
          </text:list>
        </text:list-item>
      </text:list>
      <text:p text:style-name="Standard">Since a GroupBuild co-ounder lives in Canada, we may wish to register GroupBuild as a Canada company, first. <text:s/>The Canadian company would be a Special Purpose Company (SPC) with distributed governance, and it would own the code, manage volunteers, and license software like BeAxa. <text:s/></text:p>
      <text:p text:style-name="Standard">It will need to present itself as a <text:s/>'mission-driven' company, which means it’s allowed to make money but has to follow its public-purpose mission, like helping democracy. <text:s/>As a “mission-driven” company, it should not engage in political advocacy directly, but it would be allowed to facilitate customers/users who do so. </text:p>
      <text:list xml:id="list39770120" text:continue-numbering="true" text:style-name="Outline">
        <text:list-item>
          <text:list>
            <text:list-item>
              <text:h text:style-name="Heading_20_2" text:outline-level="2">2. Add a Nonprofit Later: GroupBuild Foundation LLC – is that what it would be called?</text:h>
            </text:list-item>
          </text:list>
        </text:list-item>
      </text:list>
      <text:p text:style-name="Standard">After a year or so of proven operations, we would set up a non-profit sister company that would present itself as “cause driven”, which means it would be able to accept charitable-status donations, and apply for grants that support Canadian charitable-categories such as “public education” or “open-source tools”.</text:p>
      <text:p text:style-name="Standard">We would create this NFP as a separate nonprofit foundation, with fully independent governance, but it will be able to receive tax-exempt donations, while also supporting GroupBuild’s public mission. </text:p>
      <text:list xml:id="list39755384" text:continue-numbering="true" text:style-name="Outline">
        <text:list-item>
          <text:list>
            <text:list-item>
              <text:h text:style-name="Heading_20_2" text:outline-level="2">3. U.S. and UK Expansion</text:h>
            </text:list-item>
          </text:list>
        </text:list-item>
      </text:list>
      <text:p text:style-name="Standard">Some of our team will be spread across the U.S., and our entry into Europe will likely be via the Uk, because xyx. <text:s/>We might want to do projects or work with funders in the US and Uk, earlier than in other countries. <text:s/>If that happens, we’ll create another GroupBuild company in the U.S. to handle those contracts, and to make legalities simpler.</text:p>
      <text:list xml:id="list39766991" text:continue-numbering="true" text:style-name="Outline">
        <text:list-item>
          <text:list>
            <text:list-item>
              <text:h text:style-name="Heading_20_2" text:outline-level="2">4. Keep Everything Separate and Transparent</text:h>
            </text:list-item>
          </text:list>
        </text:list-item>
      </text:list>
      <text:p text:style-name="Standard">We’ll keep all GroupBuild activities fully separate from other projects. No shared money, no shared staff, and no shared databases. This makes sure everything stays legal, ethical, and focused on its Company goals: GroupBuild runs the platform, likely funded by angel investment, while GroupBuild Foundation solicts donations and gets involved more directly with advocacy projects. </text:p>
      <text:list xml:id="list39759879" text:continue-numbering="true" text:style-name="Outline">
        <text:list-item>
          <text:list>
            <text:list-item>
              <text:h text:style-name="Heading_20_2" text:outline-level="2"><text:soft-page-break/>5. Banking and Financial Strategy</text:h>
            </text:list-item>
          </text:list>
        </text:list-item>
      </text:list>
      <text:p text:style-name="Standard">Because GroupBuild may operate in politically sensitive environments, and involve pseudonymous contributors, we need a flexible and secure approach to banking.</text:p>
      <text:p text:style-name="Standard">Right now, there are only two co-founders — Rick and Elias — so the initial financial setup can be simple. As we grow, we'll introduce more formal structures, but only after someone has shown a year or more of dedicated volunteer contribution.</text:p>
      <text:p text:style-name="Standard">We’ve discussed using a shared-credential Bitcoin wallet as our first financial tool. This allows us to accept support anonymously, protect our identity from hostile governments, and ensure rapid response during emergencies or political disruptions. The Bitcoin account would be jointly controlled by the two founders and held with agreed security protocols.</text:p>
      <text:p text:style-name="Standard">Later, as the legal entity in Canada is registered, we’ll open a proper business bank account in Canada, (likely with BMO or TD). <text:s/>That account will be used for traditional transactions, like grant income, service payments, or contractor fees. Access to that account will be limited to verified administrators under legally binding agreements, and we’ll maintain clear records to ensure trust.</text:p>
      <text:p text:style-name="Standard">We’ll also consider creating a small independent audit group, drawn from known Advisors with top-grade RepTag's, to oversee large expenditures and financial transparency. <text:s/>An expenditure reporting log will need to be created and back-filled, but we can set this up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27T19:49:48.57</dc:date>
    <meta:editing-duration>P0D</meta:editing-duration>
    <meta:generator>OpenOffice/4.1.15$Win32 OpenOffice.org_project/4115m2$Build-9813</meta:generator>
    <meta:document-statistic meta:table-count="0" meta:image-count="0" meta:object-count="0" meta:page-count="2" meta:paragraph-count="19" meta:word-count="606" meta:character-count="3909"/>
    <dc:creator>Rick Ballar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